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fo:color="#5eb91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transparent" fo:color="#5eb91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38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39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6" style:family="text">
      <style:text-properties fo:font-size="11.00pt" fo:font-weight="normal" fo:font-family="Arial" style:font-family-asian="Arial" style:font-family-complex="Arial" fo:background-color="transparent" fo:color="#00b050"/>
    </style:style>
    <style:style style:name="T4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6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5" style:family="text">
      <style:text-properties fo:font-size="10.00pt" fo:font-weight="normal" fo:font-family="'Liberation Mono'" style:font-family-asian="'Liberation Mono'" style:font-family-complex="'Liberation Mono'" fo:background-color="transparent" fo:color="#00b050"/>
    </style:style>
    <style:style style:name="T6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69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70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71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8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79" style:family="text">
      <style:text-properties fo:font-size="11.00pt" fo:font-weight="normal" fo:font-family="Arial" style:font-family-asian="Arial" style:font-family-complex="Arial" fo:background-color="transparent" fo:color="#00b050"/>
    </style:style>
    <style:style style:name="T8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fo:color="#00b050"/>
    </style:style>
    <style:style style:name="T8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Arial" style:font-family-asian="Arial" style:font-family-complex="Arial" fo:background-color="transparent" fo:color="#00b05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9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Arial" style:font-family-asian="Arial" style:font-family-complex="Arial" fo:background-color="transparent" fo:color="#00b05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b050"/>
    </style:style>
    <style:style style:name="T106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b05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b050"/>
    </style:style>
    <style:style style:name="T109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b05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b050"/>
    </style:style>
    <style:style style:name="T119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b05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3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40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b050"/>
    </style:style>
    <style:style style:name="T141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42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b050"/>
    </style:style>
    <style:style style:name="T143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4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4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53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b050"/>
    </style:style>
    <style:style style:name="T154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5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56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1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7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2.00pt" fo:font-weight="bold" fo:font-family="'Liberation Serif'" style:font-family-asian="'Liberation Serif'" style:font-family-complex="'Liberation Serif'" fo:background-color="transparent" fo:color="#158466"/>
    </style:style>
    <style:style style:name="T17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83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184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85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186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87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188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89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190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91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192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193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bold" fo:font-family="'Liberation Serif'" style:font-family-asian="'Liberation Serif'" style:font-family-complex="'Liberation Serif'" fo:background-color="transparent" fo:color="#ff0000"/>
    </style:style>
    <style:style style:name="T197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fo:color="#00a933"/>
    </style:style>
    <style:style style:name="T202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03" style:family="text">
      <style:text-properties fo:font-size="10.00pt" fo:font-weight="normal" fo:font-family="'Liberation Mono'" style:font-family-asian="'Liberation Mono'" style:font-family-complex="'Liberation Mono'" fo:background-color="transparent" fo:color="#00a933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fo:color="#00a933"/>
    </style:style>
    <style:style style:name="T207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fo:color="#158466"/>
    </style:style>
    <style:style style:name="T213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14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fo:color="#158466"/>
    </style:style>
    <style:style style:name="T217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18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219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2.00pt" fo:font-weight="bold" fo:font-family="'Liberation Serif'" style:font-family-asian="'Liberation Serif'" style:font-family-complex="'Liberation Serif'" fo:background-color="transparent" fo:color="#158466"/>
    </style:style>
    <style:style style:name="T223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28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229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30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23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32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233" style:family="text">
      <style:text-properties fo:font-size="10.00pt" fo:font-weight="normal" fo:font-family="'Liberation Mono'" style:font-family-asian="'Liberation Mono'" style:font-family-complex="'Liberation Mono'" fo:background-color="transparent" fo:color="#00a933"/>
    </style:style>
    <style:style style:name="T2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2.00pt" fo:font-weight="bold" fo:font-family="'Liberation Serif'" style:font-family-asian="'Liberation Serif'" style:font-family-complex="'Liberation Serif'" fo:background-color="transparent" fo:color="#00a933"/>
    </style:style>
    <style:style style:name="T23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41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242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43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2.00pt" fo:font-weight="bold" fo:font-family="'Liberation Serif'" style:font-family-asian="'Liberation Serif'" style:font-family-complex="'Liberation Serif'" fo:background-color="transparent" fo:color="#00a933"/>
    </style:style>
    <style:style style:name="T247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52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253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54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255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" style:family="text">
      <style:text-properties fo:font-size="12.00pt" fo:font-weight="bold" fo:font-family="'Liberation Serif'" style:font-family-asian="'Liberation Serif'" style:font-family-complex="'Liberation Serif'" fo:background-color="transparent" fo:color="#00a933"/>
    </style:style>
    <style:style style:name="P1" style:family="paragraph">
      <style:paragraph-properties fo:line-height="150.00%" fo:text-align="center"/>
    </style:style>
    <style:style style:name="P2" style:family="paragraph">
      <style:paragraph-properties fo:line-height="100.00%" fo:text-align="left" fo:margin-top="12.00pt" fo:margin-bottom="6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 fo:margin-top="18.00pt" fo:margin-bottom="6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36.00pt" fo:text-indent="0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top="12.00pt" fo:margin-bottom="6.00pt"/>
    </style:style>
    <style:style style:name="P10" style:family="paragraph">
      <style:paragraph-properties fo:line-height="115.00%" fo:text-align="left" fo:margin-bottom="7.00pt"/>
    </style:style>
    <style:style style:name="P11" style:family="paragraph">
      <style:paragraph-properties fo:line-height="115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top="10.00pt" fo:margin-bottom="6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15.00%" fo:text-align="left" fo:margin-left="0.00pt" fo:text-indent="36.00pt"/>
    </style:style>
    <style:style style:name="P16" style:family="paragraph">
      <style:paragraph-properties fo:line-height="115.00%" fo:text-align="left" fo:margin-left="36.00pt" fo:text-indent="0.00pt"/>
    </style:style>
    <style:style style:name="P17" style:family="paragraph">
      <style:paragraph-properties fo:line-height="115.00%" fo:text-align="left" fo:margin-left="0.00pt" fo:text-indent="36.00pt"/>
    </style:style>
    <style:style style:name="P18" style:family="paragraph">
      <style:paragraph-properties fo:line-height="115.00%" fo:text-align="left" fo:margin-left="36.00pt" fo:text-indent="0.00pt"/>
    </style:style>
    <style:style style:name="P19" style:family="paragraph">
      <style:paragraph-properties fo:line-height="115.00%" fo:text-align="left" fo:margin-left="0.00pt" fo:text-indent="36.00pt"/>
    </style:style>
    <style:style style:name="P20" style:family="paragraph">
      <style:paragraph-properties fo:line-height="115.00%" fo:text-align="left" fo:margin-left="36.00pt" fo:text-indent="0.00pt"/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15.00%" fo:text-align="left" fo:margin-left="36.00pt" fo:text-indent="0.00pt"/>
    </style:style>
    <style:style style:name="P23" style:family="paragraph">
      <style:paragraph-properties fo:line-height="115.00%" fo:text-align="left" fo:margin-left="0.00pt" fo:text-indent="28.40pt"/>
    </style:style>
    <style:style style:name="P24" style:family="paragraph">
      <style:paragraph-properties fo:line-height="115.00%" fo:text-align="left" fo:margin-left="0.00pt" fo:text-indent="36.00pt" fo:margin-right="-10.70pt">
        <style:tab-stops>
          <style:tab-stop style:position="397.60pt"/>
          <style:tab-stop style:position="411.80pt"/>
          <style:tab-stop style:position="418.90pt"/>
          <style:tab-stop style:position="426.00pt"/>
          <style:tab-stop style:position="433.10pt"/>
          <style:tab-stop style:position="440.20pt"/>
          <style:tab-stop style:position="447.30pt"/>
        </style:tab-stops>
      </style:paragraph-properties>
    </style:style>
    <style:style style:name="P25" style:family="paragraph">
      <style:paragraph-properties fo:line-height="115.00%" fo:text-align="left" fo:margin-left="0.00pt" fo:text-indent="28.40pt" fo:margin-right="-10.70pt">
        <style:tab-stops>
          <style:tab-stop style:position="397.60pt"/>
          <style:tab-stop style:position="411.80pt"/>
          <style:tab-stop style:position="418.90pt"/>
          <style:tab-stop style:position="426.00pt"/>
          <style:tab-stop style:position="433.10pt"/>
          <style:tab-stop style:position="440.20pt"/>
          <style:tab-stop style:position="447.30pt"/>
        </style:tab-stops>
      </style:paragraph-properties>
    </style:style>
    <style:style style:name="P26" style:family="paragraph">
      <style:paragraph-properties fo:line-height="115.00%" fo:text-align="left" fo:margin-left="35.50pt" fo:text-indent="0.00pt" fo:margin-right="-10.70pt">
        <style:tab-stops>
          <style:tab-stop style:position="362.10pt"/>
          <style:tab-stop style:position="376.30pt"/>
          <style:tab-stop style:position="383.40pt"/>
          <style:tab-stop style:position="390.50pt"/>
          <style:tab-stop style:position="397.60pt"/>
          <style:tab-stop style:position="404.70pt"/>
          <style:tab-stop style:position="411.80pt"/>
        </style:tab-stops>
      </style:paragraph-properties>
    </style:style>
    <style:style style:name="P27" style:family="paragraph">
      <style:paragraph-properties fo:line-height="115.00%" fo:text-align="left" fo:margin-left="0.00pt" fo:text-indent="36.00pt"/>
    </style:style>
    <style:style style:name="P28" style:family="paragraph">
      <style:paragraph-properties fo:line-height="115.00%" fo:text-align="left" fo:margin-left="36.00pt" fo:text-indent="0.00pt"/>
    </style:style>
    <style:style style:name="P29" style:family="paragraph">
      <style:paragraph-properties fo:line-height="115.00%" fo:text-align="left" fo:margin-left="35.50pt" fo:text-indent="0.00pt" fo:margin-right="-10.70pt">
        <style:tab-stops>
          <style:tab-stop style:position="362.10pt"/>
          <style:tab-stop style:position="376.30pt"/>
          <style:tab-stop style:position="383.40pt"/>
          <style:tab-stop style:position="390.50pt"/>
          <style:tab-stop style:position="397.60pt"/>
          <style:tab-stop style:position="404.70pt"/>
          <style:tab-stop style:position="411.80pt"/>
        </style:tab-stops>
      </style:paragraph-properties>
    </style:style>
    <style:style style:name="P30" style:family="paragraph">
      <style:paragraph-properties fo:line-height="115.00%" fo:text-align="left" fo:margin-left="0.00pt" fo:text-indent="36.00pt"/>
    </style:style>
    <style:style style:name="P31" style:family="paragraph">
      <style:paragraph-properties fo:line-height="115.00%" fo:text-align="left" fo:margin-left="35.50pt" fo:text-indent="0.00pt" fo:margin-right="-10.70pt">
        <style:tab-stops>
          <style:tab-stop style:position="362.10pt"/>
          <style:tab-stop style:position="376.30pt"/>
          <style:tab-stop style:position="383.40pt"/>
          <style:tab-stop style:position="390.50pt"/>
          <style:tab-stop style:position="397.60pt"/>
          <style:tab-stop style:position="404.70pt"/>
          <style:tab-stop style:position="411.80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15.00%" fo:text-align="left" fo:margin-left="0.00pt" fo:text-indent="36.00pt"/>
    </style:style>
    <style:style style:name="P34" style:family="paragraph">
      <style:paragraph-properties fo:line-height="115.00%" fo:text-align="left" fo:margin-left="36.00pt" fo:text-indent="0.00pt"/>
    </style:style>
    <style:style style:name="P35" style:family="paragraph">
      <style:paragraph-properties fo:line-height="115.00%" fo:text-align="left" fo:margin-left="0.00pt" fo:text-indent="36.00pt"/>
    </style:style>
    <style:style style:name="P36" style:family="paragraph">
      <style:paragraph-properties fo:line-height="115.00%" fo:text-align="left" fo:margin-left="36.00pt" fo:text-indent="0.00pt"/>
    </style:style>
    <style:style style:name="P37" style:family="paragraph">
      <style:paragraph-properties fo:line-height="115.00%" fo:text-align="left" fo:margin-left="0.00pt" fo:text-indent="36.00pt"/>
    </style:style>
    <style:style style:name="P38" style:family="paragraph">
      <style:paragraph-properties fo:line-height="115.00%" fo:text-align="left"/>
    </style:style>
    <style:style style:name="P39" style:family="paragraph">
      <style:paragraph-properties fo:line-height="115.00%" fo:text-align="left" fo:margin-left="0.00pt" fo:text-indent="36.00p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35.50pt" fo:text-indent="0.00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top="10.00pt" fo:margin-bottom="6.00p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top="10.00pt" fo:margin-bottom="6.00p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top="10.00pt" fo:margin-bottom="6.00pt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top="10.00pt" fo:margin-bottom="6.00pt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top="10.00pt" fo:margin-bottom="6.00pt"/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top="10.00pt" fo:margin-bottom="6.00pt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top="10.00pt" fo:margin-bottom="6.00p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top="10.00pt" fo:margin-bottom="6.00pt"/>
    </style:style>
    <style:style style:name="P58" style:family="paragraph">
      <style:paragraph-properties fo:line-height="100.00%" fo:text-align="left"/>
    </style:style>
  </office:automatic-styles>
  <office:body>
    <office:text>
      <text:p text:style-name="P1"><text:span text:style-name="T1">Suite de Testing para USIG - Normalizador de Direcciones v2.1.2</text:span></text:p>
      <text:p text:style-name="P2"><text:span text:style-name="T2">Check List</text:span></text:p>
      <text:p text:style-name="P3"><text:span text:style-name="T3">Ejecutar las siguientes pruebas desde el navegador web de su preferencia</text:span><text:span text:style-name="T4">.</text:span></text:p>
      <text:p text:style-name="P4"><text:span text:style-name="T5"/></text:p>
      <text:p text:style-name="P5"><text:span text:style-name="T6">0- Testear<text:s/></text:span><text:span text:style-name="T7">la conexión a Internet</text:span></text:p>
      <text:p text:style-name="P6"><text:span text:style-name="T8">Fundamento: verificar si el funcionamiento del servicio de internet es correcta</text:span></text:p>
      <text:p text:style-name="P6"><text:span text:style-name="T9"/></text:p>
      <text:p text:style-name="P7"><text:span text:style-name="T10">Se puede utilizar la Check List de Conexión a Internet realizada en clase.</text:span></text:p>
      <text:p text:style-name="P8"><text:span text:style-name="T11"/></text:p>
      <text:p text:style-name="P8"><text:span text:style-name="T11"/></text:p>
      <text:p text:style-name="P8"><text:span text:style-name="T12">Respuesta</text:span></text:p>
      <text:p text:style-name="P8"><text:span text:style-name="T13">OK</text:span></text:p>
      <text:p text:style-name="P8"><text:span text:style-name="T14"/></text:p>
      <text:p text:style-name="P9"><text:span text:style-name="T15">1- Testear el servicio de normalizaciòn de direcciones este funcionando</text:span></text:p>
      <text:p text:style-name="P10"><text:span text:style-name="T16">Fundamentos: Verificar si el servicio se encuentre disponible</text:span></text:p>
      <text:p text:style-name="P11"><text:span text:style-name="T17"><text:tab/></text:span><text:a xlink:href="https://servicios.usig.buenosaires.gob.ar/normalizar"><text:span text:style-name="T18">https://servicios.usig.buenosaires.gob.ar/normalizar</text:span></text:a><text:span text:style-name="T19"/></text:p>
      <text:p text:style-name="P12"><text:span text:style-name="T20"/></text:p>
      <text:p text:style-name="P12"><text:span text:style-name="T21">Verificar funcionamiento del servicio funcione correctamente</text:span></text:p>
      <text:p text:style-name="P12"><text:span text:style-name="T22"/></text:p>
      <text:p text:style-name="P12"><text:span text:style-name="T23">Respuesta</text:span></text:p>
      <text:p text:style-name="P12"><text:span text:style-name="T24">OK</text:span></text:p>
      <text:p text:style-name="P12"><text:span text:style-name="T25"/></text:p>
      <text:p text:style-name="P13"><text:span text:style-name="T26">2- Testear Programa sin parámetros</text:span></text:p>
      <text:p text:style-name="P14"><text:span text:style-name="T27">Fundamentos: verificar la respuesta de la direccion ante su ingreso<text:s text:c="2"/></text:span></text:p>
      <text:p text:style-name="P14"><text:span text:style-name="T28"/></text:p>
      <text:p text:style-name="P15"><text:span text:style-name="T29">2. a Testear dirección sin parámetros</text:span></text:p>
      <text:p text:style-name="P16"><text:span text:style-name="T30">Fundamentos: verificar el funcionamiento del servicio sin parámetros de entrada.</text:span></text:p>
      <text:p text:style-name="P16"><text:a xlink:href="https://servicios.usig.buenosaires.gob.ar/normalizar/?direccion"><text:span text:style-name="T31">https://servicios.usig.buenosaires.gob.ar/normalizar/?direccion</text:span></text:a><text:span text:style-name="T32"><text:s/></text:span></text:p>
      <text:p text:style-name="P17"><text:span text:style-name="T33"/></text:p>
      <text:p text:style-name="P17"><text:span text:style-name="T34">Se espera un aviso de ingreso de parámetros </text:span></text:p>
      <text:p text:style-name="P17"><text:span text:style-name="T35"/></text:p>
      <text:p text:style-name="P17"><text:span text:style-name="T36">Respuesta:<text:s/></text:span><text:span text:style-name="T37">ERROR</text:span><text:span text:style-name="T38"><text:s/></text:span><text:span text:style-name="T39">{"direccionesNormalizadas": [ ],</text:span></text:p>
      <text:p text:style-name="P17"><text:span text:style-name="T39"><text:s text:c="2"/>"errorMessage": "Calle inexistente: " }</text:span></text:p>
      <text:p text:style-name="P17"><text:span text:style-name="T40"/></text:p>
      <text:p text:style-name="P17"><text:span text:style-name="T41">2. b Testear dirección con un parámetro de entrada</text:span></text:p>
      <text:p text:style-name="P17"><text:span text:style-name="T42">Fundamentos: Verificar ingreso de parámetros correctos</text:span></text:p>
      <text:p text:style-name="P18"><text:a xlink:href="https://servicios.usig.buenosaires.gob.ar/normalizar/?direccion=loria"><text:span text:style-name="T43">https://servicios.usig.buenosaires.gob.ar/normalizar/?direccion=loria</text:span></text:a><text:span text:style-name="T44"/></text:p>
      <text:p text:style-name="P18"><text:a xlink:href="https://servicios.usig.buenosaires.gob.ar/normalizar/?direccion=helguera"><text:span text:style-name="T45">https://servicios.usig.buenosaires.gob.ar/normalizar/?direccion=helguera</text:span></text:a><text:span text:style-name="T46"><text:s/>500</text:span></text:p>
      <text:p text:style-name="P18"><text:a xlink:href="https://servicios.usig.buenosaires.gob.ar/normalizar/?direccion=av medrano y av rivadavia"><text:span text:style-name="T48">https://servicios.usig.buenosaires.gob.ar/normalizar/?direccion=av%20medrano%20y%20av%20rivadavia</text:span></text:a><text:span text:style-name="T49"/></text:p>
      <text:p text:style-name="P18"><text:span text:style-name="T49"/></text:p>
      <text:p text:style-name="P18"><text:span text:style-name="T50">Se espera la devolución de las direcciones con la calle ingresado.</text:span></text:p>
      <text:p text:style-name="P19"><text:span text:style-name="T50">Respuesta:<text:s/></text:span><text:span text:style-name="T51">OK</text:span></text:p>
      <text:p text:style-name="P19"><text:span text:style-name="T52"/></text:p>
      <text:p text:style-name="P19"><text:span text:style-name="T53">2. c Testear dirección con parámetros incorrectos</text:span></text:p>
      <text:p text:style-name="P19"><text:span text:style-name="T54">Fundamentos: Verificar ingreso de parámetros incorrectos</text:span></text:p>
      <text:p text:style-name="P19"><text:span text:style-name="T55"/></text:p>
      <text:p text:style-name="P20"><text:span text:style-name="T56">Comprobacion:<text:s/></text:span><text:span text:style-name="T57">Al intentar hacer esta prueba la mayoría de los símbolos, el servicio nos devuelve esta información</text:span></text:p>
      <text:p text:style-name="P20"><text:span text:style-name="T58"/></text:p>
      <text:p text:style-name="P20"><text:span text:style-name="T59">{</text:span></text:p>
      <text:p text:style-name="P20"><text:span text:style-name="T59"><text:s text:c="2"/>"direccionesNormalizadas": [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0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DON ANSELMO AIETA, CABA, CABA",</text:span></text:p>
      <text:p text:style-name="P20"><text:span text:style-name="T59"><text:s text:c="6"/>"nombre_calle": "DON ANSELMO AIETA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1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ACASSUSO, CABA, CABA",</text:span></text:p>
      <text:p text:style-name="P20"><text:span text:style-name="T59"><text:s text:c="6"/>"nombre_calle": "ACASSUSO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2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AEROLINEAS ARGENTINAS, CABA, CABA",</text:span></text:p>
      <text:p text:style-name="P20"><text:span text:style-name="T59"><text:s text:c="6"/>"nombre_calle": "AEROLINEAS ARGENTINAS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3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ACEVEDO, CABA, CABA",</text:span></text:p>
      <text:p text:style-name="P20"><text:span text:style-name="T59"><text:s text:c="6"/>"nombre_calle": "ACEVEDO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3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ARMENIA, CABA, CABA",</text:span></text:p>
      <text:p text:style-name="P20"><text:span text:style-name="T59"><text:s text:c="6"/>"nombre_calle": "ARMENIA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4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ACEVEDO, EDUARDO, CABA, CABA",</text:span></text:p>
      <text:p text:style-name="P20"><text:span text:style-name="T59"><text:s text:c="6"/>"nombre_calle": "ACEVEDO, EDUARDO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4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IBARBOUROU, JUANA DE, CABA, CABA",</text:span></text:p>
      <text:p text:style-name="P20"><text:span text:style-name="T59"><text:s text:c="6"/>"nombre_calle": "IBARBOUROU, JUANA DE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5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ACONCAGUA, CABA, CABA",</text:span></text:p>
      <text:p text:style-name="P20"><text:span text:style-name="T59"><text:s text:c="6"/>"nombre_calle": "ACONCAGUA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6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ACOSTA, MARIANO, CABA, CABA",</text:span></text:p>
      <text:p text:style-name="P20"><text:span text:style-name="T59"><text:s text:c="6"/>"nombre_calle": "ACOSTA, MARIANO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,</text:span></text:p>
      <text:p text:style-name="P20"><text:span text:style-name="T59"><text:s text:c="4"/>{</text:span></text:p>
      <text:p text:style-name="P20"><text:span text:style-name="T59"><text:s text:c="6"/>"altura": null,</text:span></text:p>
      <text:p text:style-name="P20"><text:span text:style-name="T59"><text:s text:c="6"/>"cod_calle": 1006,</text:span></text:p>
      <text:p text:style-name="P20"><text:span text:style-name="T59"><text:s text:c="6"/>"cod_calle_cruce": null,</text:span></text:p>
      <text:p text:style-name="P20"><text:span text:style-name="T59"><text:s text:c="6"/>"cod_partido": "caba",</text:span></text:p>
      <text:p text:style-name="P20"><text:span text:style-name="T59"><text:s text:c="6"/>"direccion": "ACOSTA, MARIANO AV., CABA, CABA",</text:span></text:p>
      <text:p text:style-name="P20"><text:span text:style-name="T59"><text:s text:c="6"/>"nombre_calle": "ACOSTA, MARIANO AV.",</text:span></text:p>
      <text:p text:style-name="P20"><text:span text:style-name="T59"><text:s text:c="6"/>"nombre_calle_cruce": null,</text:span></text:p>
      <text:p text:style-name="P20"><text:span text:style-name="T59"><text:s text:c="6"/>"nombre_localidad": "CABA",</text:span></text:p>
      <text:p text:style-name="P20"><text:span text:style-name="T59"><text:s text:c="6"/>"nombre_partido": "CABA",</text:span></text:p>
      <text:p text:style-name="P20"><text:span text:style-name="T59"><text:s text:c="6"/>"tipo": "calle"</text:span></text:p>
      <text:p text:style-name="P20"><text:span text:style-name="T59"><text:s text:c="4"/>}</text:span></text:p>
      <text:p text:style-name="P20"><text:span text:style-name="T59"><text:s text:c="2"/>]</text:span></text:p>
      <text:p text:style-name="P20"><text:span text:style-name="T59">}:</text:span></text:p>
      <text:p text:style-name="P21"><text:span text:style-name="T60"/></text:p>
      <text:p text:style-name="P22"><text:span text:style-name="T61">Al parecer es la direccion default de la pagina</text:span></text:p>
      <text:p text:style-name="P22"><text:span text:style-name="T61">se hicieron pruebas con todos los simbolos no alfanumericos disponibles en el teclado y las unicas excepcionales han sido "&amp;" y "#" que al introducirlo nos dice "calle inexistente"</text:span></text:p>
      <text:p text:style-name="P22"><text:span text:style-name="T62"/></text:p>
      <text:p text:style-name="P23"><text:a xlink:href="https://servicios.usig.buenosaires.gob.ar/normalizar/?direccion=#"><text:span text:style-name="T63">https://servicios.usig.buenosaires.gob.ar/normalizar/?direccion=#</text:span></text:a><text:span text:style-name="T64"><text:s/></text:span><text:span text:style-name="T65">OK</text:span><text:span text:style-name="T66"/></text:p>
      <text:p text:style-name="P24"><text:span text:style-name="T67"/></text:p>
      <text:p text:style-name="P25"><text:a xlink:href="https://servicios.usig.buenosaires.gob.ar/normalizar/direccion=&amp;"><text:span text:style-name="T69">https://servicios.usig.buenosaires.gob.ar/normalizar/direccion=</text:span><text:span text:style-name="T70"><text:s/>HYPERLINK "https://servicios.usig.buenosaires.gob.ar/normalizar/direccion=&amp;"</text:span><text:span text:style-name="T71">&amp;</text:span></text:a><text:span text:style-name="T72"><text:s/></text:span><text:span text:style-name="T73">OK</text:span><text:span text:style-name="T74"/></text:p>
      <text:p text:style-name="P25"><text:span text:style-name="T74"/></text:p>
      <text:p text:style-name="P26"><text:span text:style-name="T75">Se realizaron otras pruebas con<text:s text:c="2"/>caracteres numericos enteros, no enteros y cadenas de caracteres que no formen parte del nombre de luna calle.</text:span></text:p>
      <text:p text:style-name="P26"><text:span text:style-name="T76"/></text:p>
      <text:p text:style-name="P27"><text:a xlink:href="https://servicios.usig.buenosaires.gob.ar/normalizar/?direccion=1234"><text:span text:style-name="T77">https://servicios.usig.buenosaires.gob.ar/normalizar/?direccion=1234</text:span></text:a><text:span text:style-name="T78"><text:s/></text:span><text:span text:style-name="T79">OK</text:span></text:p>
      <text:p text:style-name="P28"><text:a xlink:href="https://servicios.usig.buenosaires.gob.ar/normalizar/?direccion=10000000000000000"><text:span text:style-name="T80">https://servicios.usig.buenosaires.gob.ar/normalizar/?direccion=10000000000000000</text:span></text:a><text:span text:style-name="T81"><text:s/></text:span><text:span text:style-name="T82">OK</text:span></text:p>
      <text:p text:style-name="P29"><text:a xlink:href="https://servicios.usig.buenosaires.gob.ar/normalizar/?direccion=eeeeeee"><text:span text:style-name="T83">https://servicios.usig.buenosaires.gob.ar/normalizar/?direccion=eeeeeee</text:span></text:a><text:span text:style-name="T84"><text:s/></text:span><text:span text:style-name="T85">OK</text:span></text:p>
      <text:p text:style-name="P29"><text:span text:style-name="T86"/></text:p>
      <text:p text:style-name="P29"><text:span text:style-name="T87">Se espera un mensaje de error indicando que no existe la calle.</text:span></text:p>
      <text:p text:style-name="P29"><text:span text:style-name="T88"/></text:p>
      <text:p text:style-name="P29"><text:span text:style-name="T89">Respuesta:</text:span></text:p>
      <text:p text:style-name="P29"><text:span text:style-name="T90">{</text:span></text:p>
      <text:p text:style-name="P29"><text:span text:style-name="T90"><text:s text:c="2"/>"direccionesNormalizadas": [ ],</text:span></text:p>
      <text:p text:style-name="P29"><text:span text:style-name="T90"><text:s text:c="2"/>"errorMessage": "Calle inexistente:"</text:span></text:p>
      <text:p text:style-name="P29"><text:span text:style-name="T90">}</text:span></text:p>
      <text:p text:style-name="P29"><text:span text:style-name="T90">OK</text:span></text:p>
      <text:p text:style-name="P29"><text:span text:style-name="T91"/></text:p>
      <text:p text:style-name="P29"><text:span text:style-name="T92">Nota:<text:s/></text:span><text:span text:style-name="T93">al realizar la direccion con caractes numericos no enteros el servidor mostrara calles que contangan el numero indicado.</text:span></text:p>
      <text:p text:style-name="P29"><text:span text:style-name="T93">A excepcion del 0 que nos muestra "calle inexistente" </text:span></text:p>
      <text:p text:style-name="P29"><text:span text:style-name="T94"/></text:p>
      <text:p text:style-name="P30"><text:a xlink:href="https://servicios.usig.buenosaires.gob.ar/normalizar/?direccion=5.2"><text:span text:style-name="T95">https://servicios.usig.buenosaires.gob.ar/normalizar/?direccion=5.2</text:span></text:a><text:span text:style-name="T96"><text:s/></text:span><text:span text:style-name="T97">OK</text:span></text:p>
      <text:p text:style-name="P30"><text:span text:style-name="T98"/></text:p>
      <text:p text:style-name="P30"><text:span text:style-name="T99">EJEMPLO:</text:span></text:p>
      <text:p text:style-name="P30"><text:span text:style-name="T100"/></text:p>
      <text:p text:style-name="P30"><text:span text:style-name="T101">{</text:span></text:p>
      <text:p text:style-name="P30"><text:span text:style-name="T101"><text:s text:c="2"/>"direccionesNormalizadas": [</text:span></text:p>
      <text:p text:style-name="P30"><text:span text:style-name="T101"><text:s text:c="4"/>{</text:span></text:p>
      <text:p text:style-name="P30"><text:span text:style-name="T101"><text:s text:c="6"/>"altura": 2,</text:span></text:p>
      <text:p text:style-name="P30"><text:span text:style-name="T101"><text:s text:c="6"/>"cod_calle": 1174,</text:span></text:p>
      <text:p text:style-name="P30"><text:span text:style-name="T101"><text:s text:c="6"/>"cod_calle_cruce": null,</text:span></text:p>
      <text:p text:style-name="P30"><text:span text:style-name="T101"><text:s text:c="6"/>"cod_partido": "caba",</text:span></text:p>
      <text:p text:style-name="P30"><text:span text:style-name="T101"><text:s text:c="6"/>"direccion": "VALLE PJE. PARTICULAR (ALT. ARGERICH 500) 2, CABA",</text:span></text:p>
      <text:p text:style-name="P30"><text:span text:style-name="T101"><text:s text:c="6"/>"nombre_calle": "VALLE PJE. PARTICULAR (ALT. ARGERICH 500)",</text:span></text:p>
      <text:p text:style-name="P30"><text:span text:style-name="T101"><text:s text:c="6"/>"nombre_calle_cruce": "",</text:span></text:p>
      <text:p text:style-name="P30"><text:span text:style-name="T101"><text:s text:c="6"/>"nombre_localidad": "CABA",</text:span></text:p>
      <text:p text:style-name="P30"><text:span text:style-name="T101"><text:s text:c="6"/>"nombre_partido": "CABA",</text:span></text:p>
      <text:p text:style-name="P30"><text:span text:style-name="T101"><text:s text:c="6"/>"tipo": "calle_altura"</text:span></text:p>
      <text:p text:style-name="P30"><text:span text:style-name="T101"><text:s text:c="4"/>},</text:span></text:p>
      <text:p text:style-name="P30"><text:span text:style-name="T101"><text:s text:c="4"/>{</text:span></text:p>
      <text:p text:style-name="P30"><text:span text:style-name="T101"><text:s text:c="6"/>"altura": null,</text:span></text:p>
      <text:p text:style-name="P30"><text:span text:style-name="T101"><text:s text:c="6"/>"cod_calle": 99063,</text:span></text:p>
      <text:p text:style-name="P30"><text:span text:style-name="T101"><text:s text:c="6"/>"cod_calle_cruce": null,</text:span></text:p>
      <text:p text:style-name="P30"><text:span text:style-name="T101"><text:s text:c="6"/>"cod_partido": "caba",</text:span></text:p>
      <text:p text:style-name="P30"><text:span text:style-name="T101"><text:s text:c="6"/>"direccion": "PASILLO 2 MANZANA 53 (NO OFICIAL), CABA, CABA",</text:span></text:p>
      <text:p text:style-name="P30"><text:span text:style-name="T101"><text:s text:c="6"/>"nombre_calle": "PASILLO 2 MANZANA 53 (NO OFICIAL)",</text:span></text:p>
      <text:p text:style-name="P30"><text:span text:style-name="T101"><text:s text:c="6"/>"nombre_calle_cruce": null,</text:span></text:p>
      <text:p text:style-name="P30"><text:span text:style-name="T101"><text:s text:c="6"/>"nombre_localidad": "CABA",</text:span></text:p>
      <text:p text:style-name="P30"><text:span text:style-name="T101"><text:s text:c="6"/>"nombre_partido": "CABA",</text:span></text:p>
      <text:p text:style-name="P30"><text:span text:style-name="T101"><text:s text:c="6"/>"tipo": "calle"</text:span></text:p>
      <text:p text:style-name="P30"><text:span text:style-name="T101"><text:s text:c="4"/>},</text:span></text:p>
      <text:p text:style-name="P30"><text:span text:style-name="T101"><text:s text:c="4"/>{</text:span></text:p>
      <text:p text:style-name="P30"><text:span text:style-name="T101"><text:s text:c="6"/>"altura": 2,</text:span></text:p>
      <text:p text:style-name="P30"><text:span text:style-name="T101"><text:s text:c="6"/>"cod_calle": 115575,</text:span></text:p>
      <text:p text:style-name="P30"><text:span text:style-name="T101"><text:s text:c="6"/>"cod_calle_cruce": null,</text:span></text:p>
      <text:p text:style-name="P30"><text:span text:style-name="T101"><text:s text:c="6"/>"cod_partido": "berazategui",</text:span></text:p>
      <text:p text:style-name="P30"><text:span text:style-name="T101"><text:s text:c="6"/>"direccion": "Calle 5 2, Berazategui",</text:span></text:p>
      <text:p text:style-name="P30"><text:span text:style-name="T101"><text:s text:c="6"/>"nombre_calle": "Calle 5",</text:span></text:p>
      <text:p text:style-name="P30"><text:span text:style-name="T101"><text:s text:c="6"/>"nombre_calle_cruce": "",</text:span></text:p>
      <text:p text:style-name="P30"><text:span text:style-name="T101"><text:s text:c="6"/>"nombre_localidad": "Berazategui",</text:span></text:p>
      <text:p text:style-name="P30"><text:span text:style-name="T101"><text:s text:c="6"/>"nombre_partido": "Berazategui",</text:span></text:p>
      <text:p text:style-name="P30"><text:span text:style-name="T101"><text:s text:c="6"/>"tipo": "calle_altura"</text:span></text:p>
      <text:p text:style-name="P30"><text:span text:style-name="T101"><text:s text:c="4"/>},</text:span></text:p>
      <text:p text:style-name="P30"><text:span text:style-name="T101"><text:s text:c="4"/>{</text:span></text:p>
      <text:p text:style-name="P30"><text:span text:style-name="T101"><text:s text:c="6"/>"altura": 2,</text:span></text:p>
      <text:p text:style-name="P30"><text:span text:style-name="T101"><text:s text:c="6"/>"cod_calle": 134991,</text:span></text:p>
      <text:p text:style-name="P30"><text:span text:style-name="T101"><text:s text:c="6"/>"cod_calle_cruce": null,</text:span></text:p>
      <text:p text:style-name="P30"><text:span text:style-name="T101"><text:s text:c="6"/>"cod_partido": "berazategui",</text:span></text:p>
      <text:p text:style-name="P30"><text:span text:style-name="T101"><text:s text:c="6"/>"direccion": "Calle 502 2, Berazategui",</text:span></text:p>
      <text:p text:style-name="P30"><text:span text:style-name="T101"><text:s text:c="6"/>"nombre_calle": "Calle 502",</text:span></text:p>
      <text:p text:style-name="P30"><text:span text:style-name="T101"><text:s text:c="6"/>"nombre_calle_cruce": "",</text:span></text:p>
      <text:p text:style-name="P30"><text:span text:style-name="T101"><text:s text:c="6"/>"nombre_localidad": "El Pato",</text:span></text:p>
      <text:p text:style-name="P30"><text:span text:style-name="T101"><text:s text:c="6"/>"nombre_partido": "Berazategui",</text:span></text:p>
      <text:p text:style-name="P30"><text:span text:style-name="T101"><text:s text:c="6"/>"tipo": "calle_altura"</text:span></text:p>
      <text:p text:style-name="P30"><text:span text:style-name="T101"><text:s text:c="4"/>},</text:span></text:p>
      <text:p text:style-name="P30"><text:span text:style-name="T101"><text:s text:c="4"/>{</text:span></text:p>
      <text:p text:style-name="P30"><text:span text:style-name="T101"><text:s text:c="6"/>"altura": 2,</text:span></text:p>
      <text:p text:style-name="P30"><text:span text:style-name="T101"><text:s text:c="6"/>"cod_calle": 189062,</text:span></text:p>
      <text:p text:style-name="P30"><text:span text:style-name="T101"><text:s text:c="6"/>"cod_calle_cruce": null,</text:span></text:p>
      <text:p text:style-name="P30"><text:span text:style-name="T101"><text:s text:c="6"/>"cod_partido": "ensenada",</text:span></text:p>
      <text:p text:style-name="P30"><text:span text:style-name="T101"><text:s text:c="6"/>"direccion": "57 2, Ensenada",</text:span></text:p>
      <text:p text:style-name="P30"><text:span text:style-name="T101"><text:s text:c="6"/>"nombre_calle": "57",</text:span></text:p>
      <text:p text:style-name="P30"><text:span text:style-name="T101"><text:s text:c="6"/>"nombre_calle_cruce": "",</text:span></text:p>
      <text:p text:style-name="P30"><text:span text:style-name="T101"><text:s text:c="6"/>"nombre_localidad": "Ensenada",</text:span></text:p>
      <text:p text:style-name="P30"><text:span text:style-name="T101"><text:s text:c="6"/>"nombre_partido": "Ensenada",</text:span></text:p>
      <text:p text:style-name="P30"><text:span text:style-name="T101"><text:s text:c="6"/>"tipo": "calle_altura"</text:span></text:p>
      <text:p text:style-name="P30"><text:span text:style-name="T101"><text:s text:c="4"/>},</text:span></text:p>
      <text:p text:style-name="P30"><text:span text:style-name="T101"><text:s text:c="4"/>{</text:span></text:p>
      <text:p text:style-name="P30"><text:span text:style-name="T101"><text:s text:c="6"/>"altura": 2,</text:span></text:p>
      <text:p text:style-name="P30"><text:span text:style-name="T101"><text:s text:c="6"/>"cod_calle": 96115,</text:span></text:p>
      <text:p text:style-name="P30"><text:span text:style-name="T101"><text:s text:c="6"/>"cod_calle_cruce": null,</text:span></text:p>
      <text:p text:style-name="P30"><text:span text:style-name="T101"><text:s text:c="6"/>"cod_partido": "ezeiza",</text:span></text:p>
      <text:p text:style-name="P30"><text:span text:style-name="T101"><text:s text:c="6"/>"direccion": "5 de Diciembre 2, Ezeiza",</text:span></text:p>
      <text:p text:style-name="P30"><text:span text:style-name="T101"><text:s text:c="6"/>"nombre_calle": "5 de Diciembre",</text:span></text:p>
      <text:p text:style-name="P30"><text:span text:style-name="T101"><text:s text:c="6"/>"nombre_calle_cruce": "",</text:span></text:p>
      <text:p text:style-name="P30"><text:span text:style-name="T101"><text:s text:c="6"/>"nombre_localidad": "Carlos Spegazzini",</text:span></text:p>
      <text:p text:style-name="P30"><text:span text:style-name="T101"><text:s text:c="6"/>"nombre_partido": "Ezeiza",</text:span></text:p>
      <text:p text:style-name="P30"><text:span text:style-name="T101"><text:s text:c="6"/>"tipo": "calle_altura"</text:span></text:p>
      <text:p text:style-name="P30"><text:span text:style-name="T101"><text:s text:c="4"/>},</text:span></text:p>
      <text:p text:style-name="P30"><text:span text:style-name="T101"><text:s text:c="4"/>{</text:span></text:p>
      <text:p text:style-name="P30"><text:span text:style-name="T101"><text:s text:c="6"/>"altura": 2,</text:span></text:p>
      <text:p text:style-name="P30"><text:span text:style-name="T101"><text:s text:c="6"/>"cod_calle": 116509,</text:span></text:p>
      <text:p text:style-name="P30"><text:span text:style-name="T101"><text:s text:c="6"/>"cod_calle_cruce": null,</text:span></text:p>
      <text:p text:style-name="P30"><text:span text:style-name="T101"><text:s text:c="6"/>"cod_partido": "florencio_varela",</text:span></text:p>
      <text:p text:style-name="P30"><text:span text:style-name="T101"><text:s text:c="6"/>"direccion": "Calle 548 2, Florencio Varela",</text:span></text:p>
      <text:p text:style-name="P30"><text:span text:style-name="T101"><text:s text:c="6"/>"nombre_calle": "Calle 548",</text:span></text:p>
      <text:p text:style-name="P30"><text:span text:style-name="T101"><text:s text:c="6"/>"nombre_calle_cruce": "",</text:span></text:p>
      <text:p text:style-name="P30"><text:span text:style-name="T101"><text:s text:c="6"/>"nombre_localidad": "Gobernador Julio A. Costa",</text:span></text:p>
      <text:p text:style-name="P30"><text:span text:style-name="T101"><text:s text:c="6"/>"nombre_partido": "Florencio Varela",</text:span></text:p>
      <text:p text:style-name="P30"><text:span text:style-name="T101"><text:s text:c="6"/>"tipo": "calle_altura"</text:span></text:p>
      <text:p text:style-name="P30"><text:span text:style-name="T101"><text:s text:c="4"/>},</text:span></text:p>
      <text:p text:style-name="P30"><text:span text:style-name="T101"><text:s text:c="4"/>{</text:span></text:p>
      <text:p text:style-name="P30"><text:span text:style-name="T101"><text:s text:c="6"/>"altura": 2,</text:span></text:p>
      <text:p text:style-name="P30"><text:span text:style-name="T101"><text:s text:c="6"/>"cod_calle": 121490,</text:span></text:p>
      <text:p text:style-name="P30"><text:span text:style-name="T101"><text:s text:c="6"/>"cod_calle_cruce": null,</text:span></text:p>
      <text:p text:style-name="P30"><text:span text:style-name="T101"><text:s text:c="6"/>"cod_partido": "florencio_varela",</text:span></text:p>
      <text:p text:style-name="P30"><text:span text:style-name="T101"><text:s text:c="6"/>"direccion": "Calle 558 2, Florencio Varela",</text:span></text:p>
      <text:p text:style-name="P30"><text:span text:style-name="T101"><text:s text:c="6"/>"nombre_calle": "Calle 558",</text:span></text:p>
      <text:p text:style-name="P30"><text:span text:style-name="T101"><text:s text:c="6"/>"nombre_calle_cruce": "",</text:span></text:p>
      <text:p text:style-name="P30"><text:span text:style-name="T101"><text:s text:c="6"/>"nombre_localidad": "Gobernador Julio A. Costa",</text:span></text:p>
      <text:p text:style-name="P30"><text:span text:style-name="T101"><text:s text:c="6"/>"nombre_partido": "Florencio Varela",</text:span></text:p>
      <text:p text:style-name="P30"><text:span text:style-name="T101"><text:s text:c="6"/>"tipo": "calle_altura"</text:span></text:p>
      <text:p text:style-name="P30"><text:span text:style-name="T101"><text:s text:c="4"/>},</text:span></text:p>
      <text:p text:style-name="P30"><text:span text:style-name="T101"><text:s text:c="4"/>{</text:span></text:p>
      <text:p text:style-name="P30"><text:span text:style-name="T101"><text:s text:c="6"/>"altura": 2,</text:span></text:p>
      <text:p text:style-name="P30"><text:span text:style-name="T101"><text:s text:c="6"/>"cod_calle": 130807,</text:span></text:p>
      <text:p text:style-name="P30"><text:span text:style-name="T101"><text:s text:c="6"/>"cod_calle_cruce": null,</text:span></text:p>
      <text:p text:style-name="P30"><text:span text:style-name="T101"><text:s text:c="6"/>"cod_partido": "florencio_varela",</text:span></text:p>
      <text:p text:style-name="P30"><text:span text:style-name="T101"><text:s text:c="6"/>"direccion": "Calle 560 2, Florencio Varela",</text:span></text:p>
      <text:p text:style-name="P30"><text:span text:style-name="T101"><text:s text:c="6"/>"nombre_calle": "Calle 560",</text:span></text:p>
      <text:p text:style-name="P30"><text:span text:style-name="T101"><text:s text:c="6"/>"nombre_calle_cruce": "",</text:span></text:p>
      <text:p text:style-name="P30"><text:span text:style-name="T101"><text:s text:c="6"/>"nombre_localidad": "Gobernador Julio A. Costa",</text:span></text:p>
      <text:p text:style-name="P30"><text:span text:style-name="T101"><text:s text:c="6"/>"nombre_partido": "Florencio Varela",</text:span></text:p>
      <text:p text:style-name="P30"><text:span text:style-name="T101"><text:s text:c="6"/>"tipo": "calle_altura"</text:span></text:p>
      <text:p text:style-name="P30"><text:span text:style-name="T101"><text:s text:c="4"/>},</text:span></text:p>
      <text:p text:style-name="P30"><text:span text:style-name="T101"><text:s text:c="4"/>{</text:span></text:p>
      <text:p text:style-name="P30"><text:span text:style-name="T101"><text:s text:c="6"/>"altura": 2,</text:span></text:p>
      <text:p text:style-name="P30"><text:span text:style-name="T101"><text:s text:c="6"/>"cod_calle": 398141,</text:span></text:p>
      <text:p text:style-name="P30"><text:span text:style-name="T101"><text:s text:c="6"/>"cod_calle_cruce": null,</text:span></text:p>
      <text:p text:style-name="P30"><text:span text:style-name="T101"><text:s text:c="6"/>"cod_partido": "florencio_varela",</text:span></text:p>
      <text:p text:style-name="P30"><text:span text:style-name="T101"><text:s text:c="6"/>"direccion": "Calle 556 2, Florencio Varela",</text:span></text:p>
      <text:p text:style-name="P30"><text:span text:style-name="T101"><text:s text:c="6"/>"nombre_calle": "Calle 556",</text:span></text:p>
      <text:p text:style-name="P30"><text:span text:style-name="T101"><text:s text:c="6"/>"nombre_calle_cruce": "",</text:span></text:p>
      <text:p text:style-name="P30"><text:span text:style-name="T101"><text:s text:c="6"/>"nombre_localidad": "Gobernador Julio A. Costa",</text:span></text:p>
      <text:p text:style-name="P30"><text:span text:style-name="T101"><text:s text:c="6"/>"nombre_partido": "Florencio Varela",</text:span></text:p>
      <text:p text:style-name="P30"><text:span text:style-name="T101"><text:s text:c="6"/>"tipo": "calle_altura"</text:span></text:p>
      <text:p text:style-name="P30"><text:span text:style-name="T101"><text:s text:c="4"/>}</text:span></text:p>
      <text:p text:style-name="P30"><text:span text:style-name="T101"><text:s text:c="2"/>]</text:span></text:p>
      <text:p text:style-name="P30"><text:span text:style-name="T101">}</text:span></text:p>
      <text:p text:style-name="P31"><text:span text:style-name="T102"/></text:p>
      <text:p text:style-name="P31"><text:span text:style-name="T103">Tambien se realizaron pruebas con una calle existente y una altura incorrecta.</text:span></text:p>
      <text:p text:style-name="P31"><text:span text:style-name="T104"/></text:p>
      <text:p text:style-name="P31"><text:a xlink:href="https://servicios.usig.buenosaires.gob.ar/normalizar/?direccion=loria 18000"><text:span text:style-name="T106">https://servicios.usig.buenosaires.gob.ar/normalizar/?direccion=loria%2018000</text:span></text:a><text:span text:style-name="T107"/></text:p>
      <text:p text:style-name="P31"><text:span text:style-name="T107"/></text:p>
      <text:p text:style-name="P31"><text:a xlink:href="https://servicios.usig.buenosaires.gob.ar/normalizar/?direccion=medrano 200000"><text:span text:style-name="T109">https://servicios.usig.buenosaires.gob.ar/normalizar/?direccion=medrano%20200000</text:span></text:a><text:span text:style-name="T110"/></text:p>
      <text:p text:style-name="P31"><text:span text:style-name="T110"/></text:p>
      <text:p text:style-name="P31"><text:span text:style-name="T111">Se espera un mensaje de calle inexistente </text:span></text:p>
      <text:p text:style-name="P31"><text:span text:style-name="T112"/></text:p>
      <text:p text:style-name="P31"><text:span text:style-name="T113">Respuesta<text:s/></text:span><text:span text:style-name="T114">OK</text:span></text:p>
      <text:p text:style-name="P31"><text:span text:style-name="T114">{</text:span></text:p>
      <text:p text:style-name="P31"><text:span text:style-name="T114"><text:s text:c="2"/>"direccionesNormalizadas": [ ],</text:span></text:p>
      <text:p text:style-name="P31"><text:span text:style-name="T114"><text:s text:c="2"/>"errorMessage": "Calle inexistente: "</text:span></text:p>
      <text:p text:style-name="P31"><text:span text:style-name="T114">}</text:span></text:p>
      <text:p text:style-name="P31"><text:span text:style-name="T115"/></text:p>
      <text:p text:style-name="P31"><text:span text:style-name="T116">En cambio si es una avenida y la altura incorrecta, debe ser inexistente </text:span></text:p>
      <text:p text:style-name="P31"><text:span text:style-name="T117"/></text:p>
      <text:p text:style-name="P31"><text:a xlink:href="https://servicios.usig.buenosaires.gob.ar/normalizar/?direccion=rivadavia 19000"><text:span text:style-name="T119">https://servicios.usig.buenosaires.gob.ar/normalizar/?direccion=rivadavia%2019000</text:span></text:a><text:span text:style-name="T120"/></text:p>
      <text:p text:style-name="P31"><text:span text:style-name="T120"/></text:p>
      <text:p text:style-name="P31"><text:span text:style-name="T121">Se espera un mensaje de altura inexistente </text:span></text:p>
      <text:p text:style-name="P31"><text:span text:style-name="T122"/></text:p>
      <text:p text:style-name="P31"><text:span text:style-name="T123">Respuesta<text:s/></text:span><text:span text:style-name="T124">OK</text:span></text:p>
      <text:p text:style-name="P31"><text:span text:style-name="T125"/></text:p>
      <text:p text:style-name="P31"><text:span text:style-name="T126">{</text:span></text:p>
      <text:p text:style-name="P31"><text:span text:style-name="T126"><text:s text:c="2"/>"direccionesNormalizadas": [ ],</text:span></text:p>
      <text:p text:style-name="P31"><text:span text:style-name="T126"><text:s text:c="2"/>"errorMessage": "La calle RIVADAVIA no existe a la altura 19000"</text:span></text:p>
      <text:p text:style-name="P31"><text:span text:style-name="T126">}</text:span></text:p>
      <text:p text:style-name="P31"><text:span text:style-name="T127"/></text:p>
      <text:p text:style-name="P32"><text:span text:style-name="T127"/></text:p>
      <text:p text:style-name="P33"><text:span text:style-name="T128">2.d Testear dirección con dos o más parámetros</text:span></text:p>
      <text:p text:style-name="P33"><text:span text:style-name="T129">Fundamentos: Verificar ingreso de parámetros incorrectos <text:tab/></text:span><text:a xlink:href="https://servicios.usig.buenosaires.gob.ar/normalizar/?direccion=san%20pedrito%20y%20rivadavia"><text:span text:style-name="T130">https://servicios.usig.buenosaires.gob.ar/normalizar/?direccion=san%20pedrito%20y%20rivadavia</text:span></text:a><text:span text:style-name="T131"><text:s text:c="5"/><text:tab/></text:span><text:a xlink:href="https://servicios.usig.buenosaires.gob.ar/normalizar/?direccion=100%20y%20100"><text:span text:style-name="T132">https://servicios.usig.buenosaires.gob.ar/normalizar/?direccion=100%20y%20100</text:span></text:a><text:span text:style-name="T133"><text:s/></text:span></text:p>
      <text:p text:style-name="P33"><text:a xlink:href="https://servicios.usig.buenosaires.gob.ar/normalizar/?direccion=puan&amp;direccion=rivadavia&amp;direccion=2500"><text:span text:style-name="T134">https://servicios.usig.buenosaires.gob.ar/normalizar/?direccion=puan&amp;direccion=rivadavia&amp;direccion=2500</text:span></text:a><text:span text:style-name="T135"/></text:p>
      <text:p text:style-name="P34"><text:span text:style-name="T135"/></text:p>
      <text:p text:style-name="P34"><text:span text:style-name="T135">Se espera la devolución de la primer dirección ingresada.</text:span></text:p>
      <text:p text:style-name="P35"><text:span text:style-name="T135">Respuesta:<text:s/></text:span><text:span text:style-name="T136">OK</text:span></text:p>
      <text:p text:style-name="P35"><text:span text:style-name="T136"/></text:p>
      <text:p text:style-name="P35"><text:span text:style-name="T137">2.e Testear dirección incluyendo el partido<text:line-break/><text:tab/></text:span><text:span text:style-name="T138">Fundamentos: Verificar ingreso de parámetros correctos</text:span></text:p>
      <text:p text:style-name="P35"><text:span text:style-name="T139"/></text:p>
      <text:p text:style-name="P35"><text:a xlink:href="https://servicios.usig.buenosaires.gob.ar/normalizar/?direccion=puan%20105,%20Moron"><text:span text:style-name="T140">https://servicios.usig.buenosaires.gob.ar/normalizar/?direccion=puan%20105,%20Moron</text:span></text:a><text:span text:style-name="T141"/></text:p>
      <text:p text:style-name="P35"><text:a xlink:href="https://servicios.usig.buenosaires.gob.ar/normalizar/?direccion=olimpo%20&amp;,Lomas%20de%20Zamora"><text:span text:style-name="T142">https://servicios.usig.buenosaires.gob.ar/normalizar/?direccion=olimpo%20&amp;,Lomas%20de%20Zamora</text:span></text:a><text:span text:style-name="T143"/></text:p>
      <text:p text:style-name="P36"><text:span text:style-name="T144"/></text:p>
      <text:p text:style-name="P36"><text:span text:style-name="T144">Se espera la devolución de la dirección ingresada.</text:span></text:p>
      <text:p text:style-name="P37"><text:span text:style-name="T144">Respuesta:<text:s/></text:span><text:span text:style-name="T145">OK</text:span><text:span text:style-name="T146"/></text:p>
      <text:p text:style-name="P37"><text:span text:style-name="T147"/></text:p>
      <text:p text:style-name="P37"><text:span text:style-name="T148">2.f Testear dirección con partido incorrecto</text:span><text:span text:style-name="T149"/></text:p>
      <text:p text:style-name="P38"><text:span text:style-name="T150"><text:tab/></text:span><text:span text:style-name="T151">Fundamentos: Verificar ingreso de parámetros incorrectos</text:span></text:p>
      <text:p text:style-name="P39"><text:span text:style-name="T152"/></text:p>
      <text:p text:style-name="P39"><text:a xlink:href="https://servicios.usig.buenosaires.gob.ar/normalizar/?direccion=puan%20105,%20Moron1234"><text:span text:style-name="T153">https://servicios.usig.buenosaires.gob.ar/normalizar/?direccion=puan%20105,%20Moron1234</text:span></text:a><text:span text:style-name="T154"><text:s text:c="3"/><text:tab/></text:span><text:a xlink:href="https://servicios.usig.buenosaires.gob.ar/normalizar/direccion=helguera%20,%20florencio%20varela"><text:span text:style-name="T155">https://servicios.usig.buenosaires.gob.ar/normalizar/direccion=helguera%20,%20florencio%20varela</text:span></text:a><text:span text:style-name="T156"/></text:p>
      <text:p text:style-name="P40"><text:span text:style-name="T157"/></text:p>
      <text:p text:style-name="P41"><text:span text:style-name="T158">Se espera un mensaje de aviso de que la calle no está en el partido especificado, o que el partido ingresado es inexistente.</text:span></text:p>
      <text:p text:style-name="P41"><text:span text:style-name="T158"/></text:p>
      <text:p text:style-name="P41"><text:span text:style-name="T158">Respuesta: </text:span></text:p>
      <text:p text:style-name="P41"><text:span text:style-name="T159"/></text:p>
      <text:p text:style-name="P41"><text:span text:style-name="T159">ERROR </text:span></text:p>
      <text:p text:style-name="P41"><text:span text:style-name="T159"/></text:p>
      <text:p text:style-name="P41"><text:span text:style-name="T159">{</text:span></text:p>
      <text:p text:style-name="P41"><text:span text:style-name="T159"><text:s text:c="2"/>"direccionesNormalizadas": [ ],</text:span></text:p>
      <text:p text:style-name="P41"><text:span text:style-name="T159"><text:s text:c="2"/>"errorMessage": "Calle inexistente: puan 105, Moron1234"</text:span></text:p>
      <text:p text:style-name="P41"><text:span text:style-name="T159">}</text:span><text:span text:style-name="T160"/></text:p>
      <text:p text:style-name="P42"><text:span text:style-name="T161"/></text:p>
      <text:p text:style-name="P43"><text:span text:style-name="T162">3- Testear Programa con un parámetro de entrada</text:span><text:span text:style-name="T163"/></text:p>
      <text:p text:style-name="P44"><text:span text:style-name="T164">Fundamentos: Verificar ingreso de parámetros incorrectos</text:span></text:p>
      <text:p text:style-name="P44"><text:span text:style-name="T165"/></text:p>
      <text:p text:style-name="P44"><text:span text:style-name="T166"><text:tab/>localhost/sumarService?nro1=10</text:span></text:p>
      <text:p text:style-name="P44"><text:span text:style-name="T167"/></text:p>
      <text:p text:style-name="P44"><text:span text:style-name="T168">Se espera aviso de ingreso de parámetros</text:span></text:p>
      <text:p text:style-name="P44"><text:span text:style-name="T169">Error Se espera ayuda para el usuario.</text:span></text:p>
      <text:p text:style-name="P45"><text:span text:style-name="T170">3- Testear Programa con dos parámetros de entrada</text:span></text:p>
      <text:p text:style-name="P46"><text:span text:style-name="T171"/></text:p>
      <text:p text:style-name="P46"><text:span text:style-name="T172">Fundamentos: Verificar ingreso de parámetros incorrectos</text:span></text:p>
      <text:p text:style-name="P46"><text:span text:style-name="T173"/></text:p>
      <text:p text:style-name="P46"><text:span text:style-name="T174"><text:tab/>localhost/sumarService?nro1=10&amp;nro2=10</text:span></text:p>
      <text:p text:style-name="P46"><text:span text:style-name="T175"/></text:p>
      <text:p text:style-name="P46"><text:span text:style-name="T176">Se espera la suma de los parámetros de entrada</text:span></text:p>
      <text:p text:style-name="P46"><text:span text:style-name="T177">OK</text:span></text:p>
      <text:p text:style-name="P47"><text:span text:style-name="T178">4- Testear Programa con parámetros de entrada no numéricos</text:span></text:p>
      <text:p text:style-name="P48"><text:span text:style-name="T179"/></text:p>
      <text:p text:style-name="P48"><text:span text:style-name="T180">Fundamentos: Verificar ingreso de parámetros incorrectos</text:span></text:p>
      <text:p text:style-name="P48"><text:span text:style-name="T181"/></text:p>
      <text:p text:style-name="P48"><text:span text:style-name="T182"><text:tab/></text:span><text:span text:style-name="T183">localhost/sumarService?nro1=a</text:span></text:p>
      <text:p text:style-name="P48"><text:span text:style-name="T184"><text:tab/></text:span><text:span text:style-name="T185">localhost/sumarService?nro1=hola&amp;nro2=chau</text:span></text:p>
      <text:p text:style-name="P48"><text:span text:style-name="T186"><text:tab/></text:span><text:span text:style-name="T187">localhost/sumarService?nro1=4&amp;nro2=hola</text:span></text:p>
      <text:p text:style-name="P48"><text:span text:style-name="T188"><text:tab/></text:span><text:span text:style-name="T189">localhost/sumarService?nro1=*4&amp;nro2=10</text:span></text:p>
      <text:p text:style-name="P48"><text:span text:style-name="T190"><text:tab/></text:span><text:span text:style-name="T191">localhost/sumarService?nro1=4*&amp;nro2=10</text:span></text:p>
      <text:p text:style-name="P48"><text:span text:style-name="T191"><text:tab/></text:span><text:span text:style-name="T192">localhost/sumarService?nro1=4,1&amp;nro2=4</text:span></text:p>
      <text:p text:style-name="P48"><text:span text:style-name="T193"><text:tab/></text:span></text:p>
      <text:p text:style-name="P48"><text:span text:style-name="T194"/></text:p>
      <text:p text:style-name="P48"><text:span text:style-name="T195">Se espera un aviso de error de parámetros de entrada</text:span></text:p>
      <text:p text:style-name="P48"><text:span text:style-name="T196">Error</text:span></text:p>
      <text:p text:style-name="P49"><text:span text:style-name="T197">5- Testear Programa con mas de parámetros de entrada</text:span></text:p>
      <text:p text:style-name="P50"><text:span text:style-name="T198">Fundamentos: Verificar funcionamiento del programa con más de dos parámetros de entrada</text:span></text:p>
      <text:p text:style-name="P50"><text:span text:style-name="T199"/></text:p>
      <text:p text:style-name="P50"><text:span text:style-name="T200"><text:tab/></text:span><text:span text:style-name="T201">localhost/sumarService?nro1=10&amp;nro2=20&amp;nro3=5</text:span></text:p>
      <text:p text:style-name="P50"><text:span text:style-name="T202"><text:tab/></text:span><text:span text:style-name="T203">localhost/sumarService?nro3=10&amp;nro2=20&amp;nro1=5</text:span></text:p>
      <text:p text:style-name="P50"><text:span text:style-name="T204"/></text:p>
      <text:p text:style-name="P50"><text:span text:style-name="T205">Se espera la suma de los dos primeros parámetros</text:span></text:p>
      <text:p text:style-name="P50"><text:span text:style-name="T206">OK</text:span></text:p>
      <text:p text:style-name="P51"><text:span text:style-name="T207">6- Testear Programa con parámetros de entrada no entero</text:span></text:p>
      <text:p text:style-name="P52"><text:span text:style-name="T208"/></text:p>
      <text:p text:style-name="P52"><text:span text:style-name="T209">Fundamentos: Verificar ingreso de parámetros incorrectos</text:span></text:p>
      <text:p text:style-name="P52"><text:span text:style-name="T210"/></text:p>
      <text:p text:style-name="P52"><text:span text:style-name="T211"><text:tab/></text:span><text:span text:style-name="T212">localhost/sumarService?nro1=10&amp;nro2=10.5</text:span></text:p>
      <text:p text:style-name="P52"><text:span text:style-name="T213"><text:tab/></text:span><text:span text:style-name="T214">localhost/sumarService?nro1=3.5&amp;nro2=5.5</text:span></text:p>
      <text:p text:style-name="P52"><text:span text:style-name="T215"><text:tab/></text:span><text:span text:style-name="T216">localhost/sumarService?nro1=10&amp;nro2=10.5</text:span></text:p>
      <text:p text:style-name="P52"><text:span text:style-name="T217"><text:tab/></text:span><text:span text:style-name="T218">localhost/sumarService?nro1=4.1&amp;nro2=4</text:span></text:p>
      <text:p text:style-name="P52"><text:span text:style-name="T219"><text:tab/></text:span></text:p>
      <text:p text:style-name="P52"><text:span text:style-name="T220"/></text:p>
      <text:p text:style-name="P52"><text:span text:style-name="T221">Se espera la suma de los dos primeros números</text:span></text:p>
      <text:p text:style-name="P52"><text:span text:style-name="T222">OK</text:span></text:p>
      <text:p text:style-name="P53"><text:span text:style-name="T223">7- Testear Programa con parámetros de entrada neutros</text:span></text:p>
      <text:p text:style-name="P54"><text:span text:style-name="T224"/></text:p>
      <text:p text:style-name="P54"><text:span text:style-name="T225">Fundamentos: Verificar ingreso de parámetros neutro</text:span></text:p>
      <text:p text:style-name="P54"><text:span text:style-name="T226"/></text:p>
      <text:p text:style-name="P54"><text:span text:style-name="T227"><text:tab/></text:span><text:span text:style-name="T228">localhost/sumarService?nro1=10&amp;nro2=0</text:span></text:p>
      <text:p text:style-name="P54"><text:span text:style-name="T229"><text:tab/></text:span><text:span text:style-name="T230">localhost/sumarService?nro1=0&amp;nro2=10</text:span></text:p>
      <text:p text:style-name="P54"><text:span text:style-name="T231"><text:tab/></text:span><text:span text:style-name="T232">localhost/sumarService?nro1=0&amp;nro2=0</text:span></text:p>
      <text:p text:style-name="P54"><text:span text:style-name="T233"><text:tab/></text:span></text:p>
      <text:p text:style-name="P54"><text:span text:style-name="T234">Se espera la suma de los dos primeros números</text:span></text:p>
      <text:p text:style-name="P54"><text:span text:style-name="T235">OK</text:span></text:p>
      <text:p text:style-name="P55"><text:span text:style-name="T236">8- Testear Programa con parámetros de entrada negativos</text:span></text:p>
      <text:p text:style-name="P56"><text:span text:style-name="T237"/></text:p>
      <text:p text:style-name="P56"><text:span text:style-name="T238">Fundamentos: Verificar ingreso de parámetros incorrectos</text:span></text:p>
      <text:p text:style-name="P56"><text:span text:style-name="T239"/></text:p>
      <text:p text:style-name="P56"><text:span text:style-name="T240"><text:tab/></text:span><text:span text:style-name="T241">localhost/sumarService?nro1=-10&amp;nro2=-10</text:span></text:p>
      <text:p text:style-name="P56"><text:span text:style-name="T241"><text:tab/>localhost/sumarService?nro1=-5&amp;nro2=10</text:span></text:p>
      <text:p text:style-name="P56"><text:span text:style-name="T242"><text:tab/></text:span><text:span text:style-name="T243">localhost/sumarService?nro1=10&amp;nro2=-50</text:span></text:p>
      <text:p text:style-name="P56"><text:span text:style-name="T243"><text:tab/>localhost/sumarService?nro1=-10&amp;nro2=-0</text:span></text:p>
      <text:p text:style-name="P56"><text:span text:style-name="T244"/></text:p>
      <text:p text:style-name="P56"><text:span text:style-name="T245">Se espera la suma de los dos primeros números</text:span></text:p>
      <text:p text:style-name="P56"><text:span text:style-name="T246">OK</text:span></text:p>
      <text:p text:style-name="P57"><text:span text:style-name="T247">9- Testear Programa con desbordamiento en números enteros</text:span></text:p>
      <text:p text:style-name="P58"><text:span text:style-name="T248"/></text:p>
      <text:p text:style-name="P58"><text:span text:style-name="T249">Fundamentos: Verificar ingreso de parámetros incorrectos</text:span></text:p>
      <text:p text:style-name="P58"><text:span text:style-name="T250"/></text:p>
      <text:p text:style-name="P58"><text:span text:style-name="T251"><text:tab/></text:span><text:span text:style-name="T252">localhost/sumarService?nro1=2000000000&amp;nro2= 2000000000</text:span></text:p>
      <text:p text:style-name="P58"><text:span text:style-name="T253"><text:tab/></text:span><text:span text:style-name="T254">localhost/sumarService?nro1=-2000000000&amp;nro2=-2000000000</text:span></text:p>
      <text:p text:style-name="P58"><text:span text:style-name="T255"><text:tab/></text:span></text:p>
      <text:p text:style-name="P58"><text:span text:style-name="T256"/></text:p>
      <text:p text:style-name="P58"><text:span text:style-name="T257">Se espera la suma de los dos primeros números o aviso de parámetros incorrectos</text:span></text:p>
      <text:p text:style-name="P58"><text:span text:style-name="T258">OK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